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60000003E23029A84.png"/>
  <manifest:file-entry manifest:media-type="image/png" manifest:full-path="Pictures/1000020100000320000000679743B967.png"/>
  <manifest:file-entry manifest:media-type="image/png" manifest:full-path="Pictures/1000020000000190000000D252222BA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outline1">
      <style:graphic-properties draw:stroke="none" draw:fill="none" draw:fill-color="#ffffff" fo:min-height="14.302cm" draw:shadow="hidden" draw:shadow-color="#808080"/>
    </style:style>
    <style:style style:name="pr2" style:family="presentation" style:parent-style-name="Default-notes">
      <style:graphic-properties draw:fill-color="#ffffff" fo:min-height="12.208cm"/>
    </style:style>
    <style:style style:name="pr3" style:family="presentation" style:parent-style-name="Default-title">
      <style:graphic-properties draw:auto-grow-height="true" fo:min-height="2.088cm"/>
    </style:style>
    <style:style style:name="pr4" style:family="presentation" style:parent-style-name="Default-outline1" style:list-style-name="L4">
      <style:graphic-properties fo:min-height="14.051cm"/>
    </style:style>
    <style:style style:name="pr5" style:family="presentation" style:parent-style-name="Default-notes">
      <style:graphic-properties draw:fill-color="#ffffff" fo:min-height="11.957cm"/>
    </style:style>
    <style:style style:name="pr6" style:family="presentation" style:parent-style-name="Default-title">
      <style:graphic-properties fo:min-height="1.837cm"/>
    </style:style>
    <style:style style:name="pr7" style:family="presentation" style:parent-style-name="Default-outline1" style:list-style-name="L4">
      <style:graphic-properties fo:min-height="14.051cm"/>
    </style:style>
    <style:style style:name="pr8" style:family="presentation" style:parent-style-name="Default-outline1" style:list-style-name="L3">
      <style:graphic-properties fo:min-height="14.051cm"/>
    </style:style>
    <style:style style:name="pr9" style:family="presentation" style:parent-style-name="Default-outline1" style:list-style-name="L3">
      <style:graphic-properties fo:min-height="14.051cm"/>
    </style:style>
    <style:style style:name="pr10" style:family="presentation" style:parent-style-name="Default-outline1" style:list-style-name="L3">
      <style:graphic-properties fo:min-height="14.051cm"/>
    </style:style>
    <style:style style:name="pr11" style:family="presentation" style:parent-style-name="Default-outline1" style:list-style-name="L3">
      <style:graphic-properties fo:min-height="14.051cm"/>
    </style:style>
    <style:style style:name="pr12" style:family="presentation" style:parent-style-name="Default-outline1" style:list-style-name="L3">
      <style:graphic-properties fo:min-height="14.051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line-height="150%"/>
    </style:style>
    <style:style style:name="P5" style:family="paragraph">
      <style:paragraph-properties fo:margin-top="0.279cm" fo:margin-bottom="0.279cm" fo:line-height="150%"/>
    </style:style>
    <style:style style:name="P6" style:family="paragraph">
      <style:paragraph-properties fo:line-height="150%"/>
      <style:text-properties fo:color="#ffffff" fo:font-size="32pt" style:font-size-asian="32pt" style:font-size-complex="32pt"/>
    </style:style>
    <style:style style:name="P7" style:family="paragraph">
      <style:text-properties fo:font-size="10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ffffff" fo:font-family="Arial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color="#ffffff" fo:font-family="Arial" style:font-family-generic="swiss" style:font-pitch="variable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•">
        <style:list-level-properties text:min-label-width="0.529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309cm" text:min-label-width="0.54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65cm" text:min-label-width="0.538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4.237cm" text:min-label-width="0.52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10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508cm" text:min-label-width="0.533cm"/>
        <style:text-properties fo:font-family="StarSymbol" style:font-charset="x-symbol" fo:color="#c0c0c0" fo:font-size="45%"/>
      </text:list-level-style-bullet>
      <text:list-level-style-bullet text:level="2" text:bullet-char="●">
        <style:list-level-properties text:space-before="1.309cm" text:min-label-width="0.543cm"/>
        <style:text-properties fo:font-family="StarSymbol" style:font-charset="x-symbol" fo:color="#c0c0c0" fo:font-size="45%"/>
      </text:list-level-style-bullet>
      <text:list-level-style-bullet text:level="3" text:bullet-char="●">
        <style:list-level-properties text:space-before="2.645cm" text:min-label-width="0.543cm"/>
        <style:text-properties fo:font-family="StarSymbol" style:font-charset="x-symbol" fo:color="#c0c0c0" fo:font-size="45%"/>
      </text:list-level-style-bullet>
      <text:list-level-style-bullet text:level="4" text:bullet-char="●">
        <style:list-level-properties text:space-before="4.242cm" text:min-label-width="0.516cm"/>
        <style:text-properties fo:font-family="StarSymbol" style:font-charset="x-symbol" fo:color="#c0c0c0" fo:font-size="45%"/>
      </text:list-level-style-bullet>
      <text:list-level-style-bullet text:level="5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6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7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8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9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10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</text:list-style>
    <text:list-style style:name="L4">
      <text:list-level-style-bullet text:level="1" text:bullet-char="•">
        <style:list-level-properties text:min-label-width="0.533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309cm" text:min-label-width="0.54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645cm" text:min-label-width="0.543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42cm" text:min-label-width="0.51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6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7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8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9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10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</text:list-style>
  </office:automatic-styles>
  <office:body>
    <office:presentation>
      <presentation:footer-decl presentation:name="ftr1">© 2008  Nokia 	 V1-Filename.ppt / YYYY-MM-DD / Initials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layer="layout" svg:width="30.48cm" svg:height="14.552cm" svg:x="0.635cm" svg:y="1.27cm" presentation:class="outline" presentation:user-transformed="true">
          <draw:text-box>
            <text:p text:style-name="P1"><text:span text:style-name="T1"/></text:p>
            <text:p text:style-name="P1"><text:span text:style-name="T1">GUPnP and Rygel</text:span></text:p>
            <text:p text:style-name="P1"><text:span text:style-name="T2"/></text:p>
            <text:p text:style-name="P1"><text:span text:style-name="T3">The UPnP/DLNA solution for Maemo</text:span></text:p>
            <text:p text:style-name="P1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Zeeshan Ali (Khattak)</text:span></text:p>
            <text:p><text:span text:style-name="T2"/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1" presentation:class="page"/>
          <draw:frame presentation:style-name="pr2" draw:layer="layout" svg:width="13.701cm" svg:height="12.452cm" svg:x="2.495cm" svg:y="12.85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 draw:id="id2">
        <office:forms form:automatic-focus="false" form:apply-design-mode="false"/>
        <draw:frame presentation:style-name="pr3" draw:text-style-name="P3" draw:layer="layout" svg:width="30.67cm" svg:height="2.348cm" svg:x="0.758cm" svg:y="0.201cm" presentation:class="title">
          <draw:text-box>
            <text:p text:style-name="P3">Involved protocols and concepts</text:p>
          </draw:text-box>
        </draw:frame>
        <draw:frame presentation:style-name="pr4" draw:text-style-name="P6" draw:layer="layout" svg:width="29.21cm" svg:height="12.617cm" svg:x="1.905cm" svg:y="2.54cm" presentation:class="outline" presentation:user-transformed="true">
          <draw:text-box>
            <text:list text:style-name="L3">
              <text:list-item>
                <text:p text:style-name="P4"><text:span text:style-name="T4">Universal Plug n Play (UPnP)</text:span></text:p>
                <text:list>
                  <text:list-item>
                    <text:p text:style-name="P4"><text:span text:style-name="T4">Discovery, description, control &amp; event notification</text:span></text:p>
                  </text:list-item>
                  <text:list-item>
                    <text:p text:style-name="P4"><text:span text:style-name="T4">Device, Service &amp; Control Point</text:span></text:p>
                  </text:list-item>
                  <text:list-item>
                    <text:p text:style-name="P4"><text:span text:style-name="T4">IGD, Printer &amp; Lightening Control etc</text:span></text:p>
                  </text:list-item>
                  <text:list-item>
                    <text:p text:style-name="P5"><text:span text:style-name="T4">AV: Media Server, Media Renderer</text:span></text:p>
                  </text:list-item>
                </text:list>
              </text:list-item>
              <text:list-item>
                <text:p text:style-name="P4"><text:span text:style-name="T4">Digital Living Network Alliance (DLNA)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2" presentation:class="page"/>
          <draw:frame presentation:style-name="pr5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 draw:id="id3">
        <office:forms form:automatic-focus="false" form:apply-design-mode="false"/>
        <draw:frame presentation:style-name="pr6" draw:layer="layout" svg:width="30.67cm" svg:height="2.097cm" svg:x="0.758cm" svg:y="0.326cm" presentation:class="title">
          <draw:text-box>
            <text:p>Maemo's UPnP/DLNA needs</text:p>
          </draw:text-box>
        </draw:frame>
        <draw:frame presentation:style-name="pr7" draw:text-style-name="P6" draw:layer="layout" svg:width="26.669cm" svg:height="12.617cm" svg:x="1.906cm" svg:y="2.623cm" presentation:class="outline" presentation:user-transformed="true">
          <draw:text-box>
            <text:list text:style-name="L3">
              <text:list-item>
                <text:p text:style-name="P4"><text:span text:style-name="T4">Profiles</text:span></text:p>
                <text:list>
                  <text:list-item>
                    <text:p text:style-name="P4"><text:span text:style-name="T4">M-DMP (MediaPlayer &amp; MAFW)</text:span></text:p>
                  </text:list-item>
                  <text:list-item>
                    <text:p text:style-name="P4"><text:span text:style-name="T4">IGD (farsight)</text:span></text:p>
                  </text:list-item>
                  <text:list-item>
                    <text:p text:style-name="P4"><text:span text:style-name="T4">M-DMS</text:span></text:p>
                  </text:list-item>
                  <text:list-item>
                    <text:p text:style-name="P5"><text:span text:style-name="T4">M-DMC</text:span></text:p>
                  </text:list-item>
                </text:list>
              </text:list-item>
              <text:list-item>
                <text:p text:style-name="P4"><text:span text:style-name="T4">Resource constraints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3" presentation:class="page"/>
          <draw:frame presentation:style-name="pr5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 draw:id="id4">
        <office:forms form:automatic-focus="false" form:apply-design-mode="false"/>
        <draw:frame presentation:style-name="pr6" draw:layer="layout" svg:width="30.67cm" svg:height="2.097cm" svg:x="0.758cm" svg:y="0.326cm" presentation:class="title">
          <draw:text-box>
            <text:p>Choice of a UPnP stack</text:p>
          </draw:text-box>
        </draw:frame>
        <draw:frame presentation:style-name="pr8" draw:text-style-name="P6" draw:layer="layout" svg:width="27.304cm" svg:height="12.617cm" svg:x="1.905cm" svg:y="2.54cm" presentation:class="outline" presentation:user-transformed="true">
          <draw:text-box>
            <text:list text:style-name="L3">
              <text:list-item>
                <text:p text:style-name="P4"><text:span text:style-name="T4">ClinkC</text:span></text:p>
              </text:list-item>
              <text:list-item>
                <text:p text:style-name="P4"><text:span text:style-name="T4">Other C/C++ libraries</text:span></text:p>
                <text:list>
                  <text:list-item>
                    <text:p text:style-name="P4"><text:span text:style-name="T4">libupnp</text:span></text:p>
                  </text:list-item>
                  <text:list-item>
                    <text:p text:style-name="P4"><text:span text:style-name="T4">MiniUPnP</text:span></text:p>
                  </text:list-item>
                </text:list>
              </text:list-item>
              <text:list-item>
                <text:p text:style-name="P4"><text:span text:style-name="T4">Python libraries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4" presentation:class="page"/>
          <draw:frame presentation:style-name="pr5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 draw:id="id5">
        <office:forms form:automatic-focus="false" form:apply-design-mode="false"/>
        <draw:frame presentation:style-name="pr6" draw:layer="layout" svg:width="30.67cm" svg:height="2.097cm" svg:x="0.758cm" svg:y="0.326cm" presentation:class="title">
          <draw:text-box>
            <text:p>Laziness is not always a good thing</text:p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5" presentation:class="page"/>
          <draw:frame presentation:style-name="pr5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 draw:id="id6">
        <office:forms form:automatic-focus="false" form:apply-design-mode="false"/>
        <draw:frame presentation:style-name="pr6" draw:layer="layout" svg:width="30.67cm" svg:height="2.097cm" svg:x="0.758cm" svg:y="0.326cm" presentation:class="title">
          <draw:text-box>
            <text:p>GUPnP</text:p>
          </draw:text-box>
        </draw:frame>
        <draw:frame presentation:style-name="pr9" draw:text-style-name="P6" draw:layer="layout" svg:width="26.034cm" svg:height="12.617cm" svg:x="1.906cm" svg:y="2.54cm" presentation:class="outline" presentation:user-transformed="true">
          <draw:text-box>
            <text:list text:style-name="L3">
              <text:list-item>
                <text:p text:style-name="P4"><text:span text:style-name="T4">Completely </text:span><text:span text:style-name="T5">OO</text:span></text:p>
              </text:list-item>
              <text:list-item>
                <text:p text:style-name="P4"><text:span text:style-name="T4">Single-threaded</text:span></text:p>
              </text:list-item>
              <text:list-item>
                <text:p text:style-name="P4"><text:span text:style-name="T4">Targeted for GNOME Mobile</text:span></text:p>
              </text:list-item>
              <text:list-item>
                <text:p text:style-name="P4"><text:span text:style-name="T4">Language Bindings</text:span></text:p>
                <text:list>
                  <text:list-item>
                    <text:p><text:span text:style-name="T4">Vala</text:span></text:p>
                  </text:list-item>
                  <text:list-item>
                    <text:p><text:span text:style-name="T4">GObject-introspection (Python, Javascript, Scheme)</text:span></text:p>
                  </text:list-item>
                  <text:list-item>
                    <text:p><text:span text:style-name="T4">PHP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6.805cm" svg:height="9.455cm" svg:x="0.943cm" svg:y="2.346cm" draw:page-number="6" presentation:class="page"/>
          <draw:frame presentation:style-name="pr5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 draw:id="id7">
        <office:forms form:automatic-focus="false" form:apply-design-mode="false"/>
        <draw:frame presentation:style-name="pr6" draw:layer="layout" svg:width="30.67cm" svg:height="2.097cm" svg:x="0.758cm" svg:y="0.326cm" presentation:class="title">
          <draw:text-box>
            <text:p>Rygel</text:p>
          </draw:text-box>
        </draw:frame>
        <draw:frame presentation:style-name="pr10" draw:text-style-name="P6" draw:layer="layout" svg:width="26.034cm" svg:height="12.617cm" svg:x="1.906cm" svg:y="2.54cm" presentation:class="outline" presentation:user-transformed="true">
          <draw:text-box>
            <text:list text:style-name="L3">
              <text:list-item>
                <text:p text:style-name="P4"><text:span text:style-name="T4">Dominar of the Hynerian Empire</text:span></text:p>
              </text:list-item>
              <text:list-item>
                <text:p text:style-name="P4"><text:span text:style-name="T4">Collection of DLNA (UPnP A/V) services</text:span></text:p>
              </text:list-item>
              <text:list-item>
                <text:p text:style-name="P4"><text:span text:style-name="T4">Targeted for GNOME Mobile</text:span></text:p>
              </text:list-item>
              <text:list-item>
                <text:p text:style-name="P4"><text:span text:style-name="T4">Written entirely in Vala</text:span></text:p>
              </text:list-item>
              <text:list-item>
                <text:p text:style-name="P4"><text:span text:style-name="T4">Plugin architecture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6.805cm" svg:height="9.455cm" svg:x="0.943cm" svg:y="2.346cm" draw:page-number="7" presentation:class="page"/>
          <draw:frame presentation:style-name="pr5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 draw:id="id8">
        <office:forms form:automatic-focus="false" form:apply-design-mode="false"/>
        <draw:frame presentation:style-name="pr6" draw:layer="layout" svg:width="30.67cm" svg:height="2.097cm" svg:x="0.758cm" svg:y="0.326cm" presentation:class="title">
          <draw:text-box>
            <text:p>Rygel (continued)</text:p>
          </draw:text-box>
        </draw:frame>
        <draw:frame presentation:style-name="pr11" draw:text-style-name="P6" draw:layer="layout" svg:width="26.034cm" svg:height="12.617cm" svg:x="1.906cm" svg:y="2.54cm" presentation:class="outline" presentation:user-transformed="true">
          <draw:text-box>
            <text:list text:style-name="L3">
              <text:list-item>
                <text:p text:style-name="P4"><text:span text:style-name="T4">Transcoding</text:span></text:p>
              </text:list-item>
              <text:list-item>
                <text:p text:style-name="P4"><text:span text:style-name="T4">Dynamic network support</text:span></text:p>
              </text:list-item>
              <text:list-item>
                <text:p text:style-name="P4"><text:span text:style-name="T4">Thumbnails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6.805cm" svg:height="9.455cm" svg:x="0.943cm" svg:y="2.346cm" draw:page-number="8" presentation:class="page"/>
          <draw:frame presentation:style-name="pr5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 draw:id="id9">
        <office:forms form:automatic-focus="false" form:apply-design-mode="false"/>
        <draw:frame presentation:style-name="pr6" draw:layer="layout" svg:width="30.67cm" svg:height="2.097cm" svg:x="0.758cm" svg:y="0.326cm" presentation:class="title">
          <draw:text-box>
            <text:p>Future plans</text:p>
          </draw:text-box>
        </draw:frame>
        <draw:frame presentation:style-name="pr12" draw:text-style-name="P6" draw:layer="layout" svg:width="26.034cm" svg:height="12.617cm" svg:x="1.906cm" svg:y="2.54cm" presentation:class="outline" presentation:user-transformed="true">
          <draw:text-box>
            <text:list text:style-name="L3">
              <text:list-item>
                <text:p text:style-name="P4"><text:span text:style-name="T4">Search</text:span></text:p>
              </text:list-item>
              <text:list-item>
                <text:p text:style-name="P4"><text:span text:style-name="T4">Upload</text:span></text:p>
              </text:list-item>
              <text:list-item>
                <text:p text:style-name="P4"><text:span text:style-name="T4">MediaRenderer</text:span></text:p>
              </text:list-item>
              <text:list-item>
                <text:p text:style-name="P4"><text:span text:style-name="T4">Album Art</text:span></text:p>
              </text:list-item>
              <text:list-item>
                <text:p text:style-name="P4"><text:span text:style-name="T4">Full DLNA-compliance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6.805cm" svg:height="9.455cm" svg:x="0.943cm" svg:y="2.346cm" draw:page-number="9" presentation:class="page"/>
          <draw:frame presentation:style-name="pr5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23cm" fo:padding-bottom="0.123cm" fo:padding-left="0.251cm" fo:padding-right="0.251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22cm" fo:padding-bottom="0.122cm" fo:padding-left="0.248cm" fo:padding-right="0.248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padding-top="0.123cm" fo:padding-bottom="0.123cm" fo:padding-left="0.251cm" fo:padding-right="0.251cm">
        <text:list-style style:name="Default-outline1">
          <text:list-level-style-bullet text:level="1" text:bullet-char="•">
            <style:list-level-properties text:min-label-width="0.52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 text:min-label-width="0.53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 text:min-label-width="0.52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 style:writing-mode="lr-tb" style:font-independent-line-spacing="true">
        <style:tab-stops>
          <style:tab-stop style:position="1.591cm"/>
          <style:tab-stop style:position="3.712cm"/>
          <style:tab-stop style:position="5.834cm"/>
          <style:tab-stop style:position="7.955cm"/>
          <style:tab-stop style:position="10.076cm"/>
          <style:tab-stop style:position="12.197cm"/>
          <style:tab-stop style:position="14.318cm"/>
          <style:tab-stop style:position="16.439cm"/>
          <style:tab-stop style:position="18.56cm"/>
          <style:tab-stop style:position="20.681cm"/>
          <style:tab-stop style:position="22.802cm"/>
          <style:tab-stop style:position="24.923cm"/>
          <style:tab-stop style:position="27.044cm"/>
          <style:tab-stop style:position="29.165cm"/>
        </style:tab-stops>
      </style:paragraph-properties>
      <style:text-properties fo:color="#ffffff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268cm"/>
          <style:tab-stop style:position="2.39cm"/>
          <style:tab-stop style:position="4.511cm"/>
          <style:tab-stop style:position="6.632cm"/>
          <style:tab-stop style:position="8.753cm"/>
          <style:tab-stop style:position="10.874cm"/>
          <style:tab-stop style:position="12.995cm"/>
          <style:tab-stop style:position="15.116cm"/>
          <style:tab-stop style:position="17.237cm"/>
          <style:tab-stop style:position="19.358cm"/>
          <style:tab-stop style:position="21.479cm"/>
          <style:tab-stop style:position="23.6cm"/>
          <style:tab-stop style:position="25.721cm"/>
          <style:tab-stop style:position="27.842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05cm" fo:margin-bottom="0.105cm" fo:line-height="100%" fo:text-align="start" fo:text-indent="0cm" style:punctuation-wrap="simple" style:line-break="normal" style:writing-mode="lr-tb" style:font-independent-line-spacing="true">
        <style:tab-stops>
          <style:tab-stop style:position="1.053cm"/>
          <style:tab-stop style:position="3.175cm"/>
          <style:tab-stop style:position="5.296cm"/>
          <style:tab-stop style:position="7.417cm"/>
          <style:tab-stop style:position="9.538cm"/>
          <style:tab-stop style:position="11.659cm"/>
          <style:tab-stop style:position="13.78cm"/>
          <style:tab-stop style:position="15.901cm"/>
          <style:tab-stop style:position="18.022cm"/>
          <style:tab-stop style:position="20.143cm"/>
          <style:tab-stop style:position="22.264cm"/>
          <style:tab-stop style:position="24.385cm"/>
          <style:tab-stop style:position="26.506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092cm" fo:margin-bottom="0.092cm" fo:line-height="100%" fo:text-align="start" fo:text-indent="0cm" style:punctuation-wrap="simple" style:line-break="normal" style:writing-mode="lr-tb" style:font-independent-line-spacing="true">
        <style:tab-stops>
          <style:tab-stop style:position="1.6cm"/>
          <style:tab-stop style:position="3.721cm"/>
          <style:tab-stop style:position="5.842cm"/>
          <style:tab-stop style:position="7.963cm"/>
          <style:tab-stop style:position="10.085cm"/>
          <style:tab-stop style:position="12.206cm"/>
          <style:tab-stop style:position="14.327cm"/>
          <style:tab-stop style:position="16.448cm"/>
          <style:tab-stop style:position="18.569cm"/>
          <style:tab-stop style:position="20.69cm"/>
          <style:tab-stop style:position="22.811cm"/>
          <style:tab-stop style:position="24.932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Nokia Large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21cm"/>
          <style:tab-stop style:position="4.242cm"/>
          <style:tab-stop style:position="6.363cm"/>
          <style:tab-stop style:position="8.484cm"/>
          <style:tab-stop style:position="10.605cm"/>
          <style:tab-stop style:position="12.726cm"/>
          <style:tab-stop style:position="14.847cm"/>
          <style:tab-stop style:position="16.968cm"/>
          <style:tab-stop style:position="19.089cm"/>
          <style:tab-stop style:position="21.21cm"/>
          <style:tab-stop style:position="23.331cm"/>
          <style:tab-stop style:position="25.452cm"/>
          <style:tab-stop style:position="27.573cm"/>
          <style:tab-stop style:position="29.695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1pt" fo:font-style="normal" fo:text-shadow="none" style:text-underline-style="none" fo:font-weight="bold" style:font-family-asian="'Bitstream Vera Sans'" style:font-family-generic-asian="system" style:font-pitch-asian="variable" style:font-size-asian="41pt" style:font-style-asian="normal" style:font-weight-asian="bold" style:font-family-complex="Tahoma" style:font-family-generic-complex="system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0.52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 text:min-label-width="0.53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 text:min-label-width="0.52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 style:writing-mode="lr-tb" style:font-independent-line-spacing="true">
        <style:tab-stops>
          <style:tab-stop style:position="1.591cm"/>
          <style:tab-stop style:position="3.712cm"/>
          <style:tab-stop style:position="5.834cm"/>
          <style:tab-stop style:position="7.955cm"/>
          <style:tab-stop style:position="10.076cm"/>
          <style:tab-stop style:position="12.197cm"/>
          <style:tab-stop style:position="14.318cm"/>
          <style:tab-stop style:position="16.439cm"/>
          <style:tab-stop style:position="18.56cm"/>
          <style:tab-stop style:position="20.681cm"/>
          <style:tab-stop style:position="22.802cm"/>
          <style:tab-stop style:position="24.923cm"/>
          <style:tab-stop style:position="27.044cm"/>
          <style:tab-stop style:position="29.165cm"/>
        </style:tab-stops>
      </style:paragraph-properties>
      <style:text-properties fo:color="#ffffff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268cm"/>
          <style:tab-stop style:position="2.39cm"/>
          <style:tab-stop style:position="4.511cm"/>
          <style:tab-stop style:position="6.632cm"/>
          <style:tab-stop style:position="8.753cm"/>
          <style:tab-stop style:position="10.874cm"/>
          <style:tab-stop style:position="12.995cm"/>
          <style:tab-stop style:position="15.116cm"/>
          <style:tab-stop style:position="17.237cm"/>
          <style:tab-stop style:position="19.358cm"/>
          <style:tab-stop style:position="21.479cm"/>
          <style:tab-stop style:position="23.6cm"/>
          <style:tab-stop style:position="25.721cm"/>
          <style:tab-stop style:position="27.842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05cm" fo:margin-bottom="0.105cm" fo:line-height="100%" fo:text-align="start" fo:text-indent="0cm" style:punctuation-wrap="simple" style:line-break="normal" style:writing-mode="lr-tb" style:font-independent-line-spacing="true">
        <style:tab-stops>
          <style:tab-stop style:position="1.053cm"/>
          <style:tab-stop style:position="3.175cm"/>
          <style:tab-stop style:position="5.296cm"/>
          <style:tab-stop style:position="7.417cm"/>
          <style:tab-stop style:position="9.538cm"/>
          <style:tab-stop style:position="11.659cm"/>
          <style:tab-stop style:position="13.78cm"/>
          <style:tab-stop style:position="15.901cm"/>
          <style:tab-stop style:position="18.022cm"/>
          <style:tab-stop style:position="20.143cm"/>
          <style:tab-stop style:position="22.264cm"/>
          <style:tab-stop style:position="24.385cm"/>
          <style:tab-stop style:position="26.506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092cm" fo:margin-bottom="0.092cm" fo:line-height="100%" fo:text-align="start" fo:text-indent="0cm" style:punctuation-wrap="simple" style:line-break="normal" style:writing-mode="lr-tb" style:font-independent-line-spacing="true">
        <style:tab-stops>
          <style:tab-stop style:position="1.6cm"/>
          <style:tab-stop style:position="3.721cm"/>
          <style:tab-stop style:position="5.842cm"/>
          <style:tab-stop style:position="7.963cm"/>
          <style:tab-stop style:position="10.085cm"/>
          <style:tab-stop style:position="12.206cm"/>
          <style:tab-stop style:position="14.327cm"/>
          <style:tab-stop style:position="16.448cm"/>
          <style:tab-stop style:position="18.569cm"/>
          <style:tab-stop style:position="20.69cm"/>
          <style:tab-stop style:position="22.811cm"/>
          <style:tab-stop style:position="24.932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Nokia Large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21cm"/>
          <style:tab-stop style:position="4.242cm"/>
          <style:tab-stop style:position="6.363cm"/>
          <style:tab-stop style:position="8.484cm"/>
          <style:tab-stop style:position="10.605cm"/>
          <style:tab-stop style:position="12.726cm"/>
          <style:tab-stop style:position="14.847cm"/>
          <style:tab-stop style:position="16.968cm"/>
          <style:tab-stop style:position="19.089cm"/>
          <style:tab-stop style:position="21.21cm"/>
          <style:tab-stop style:position="23.331cm"/>
          <style:tab-stop style:position="25.452cm"/>
          <style:tab-stop style:position="27.573cm"/>
          <style:tab-stop style:position="29.695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1pt" fo:font-style="normal" fo:text-shadow="none" style:text-underline-style="none" fo:font-weight="bold" style:letter-kerning="true" style:font-family-asian="'Bitstream Vera Sans'" style:font-family-generic-asian="system" style:font-pitch-asian="variable" style:font-size-asian="41pt" style:font-style-asian="normal" style:font-weight-asian="bold" style:font-family-complex="Tahoma" style:font-family-generic-complex="system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32.01cm" fo:page-height="18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0033cc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wrap" draw:shadow="hidden" draw:shadow-color="#808080" draw:color-mode="greyscale" draw:luminance="100%" draw:contrast="100%" draw:gamma="100%" draw:red="0%" draw:green="0%" draw:blue="0%" fo:clip="rect(1.3cm, 0cm, 1.3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gr7" style:family="graphic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no-wrap" draw:shadow="hidden" draw:shadow-color="#808080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2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3" style:family="presentation" style:parent-style-name="Title1-backgroundobjects" style:list-style-name="M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fo:margin-left="0cm" fo:margin-right="0cm" fo:line-height="90%" fo:text-indent="0cm" style:writing-mode="lr-tb"/>
    </style:style>
    <style:style style:name="MP5" style:family="paragraph">
      <style:paragraph-properties fo:margin-left="0cm" fo:margin-right="0cm" fo:line-height="90%" fo:text-indent="0cm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100%" fo:text-indent="0cm" style:punctuation-wrap="hanging" style:line-break="strict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100%" fo:text-indent="0cm" style:writing-mode="lr-tb"/>
    </style:style>
    <style:style style:name="MP10" style:family="paragraph">
      <style:paragraph-properties fo:margin-left="0cm" fo:margin-right="0cm" fo:line-height="100%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8pt" fo:language="zxx" fo:country="none" style:font-size-asian="8pt" style:font-size-complex="8pt"/>
    </style:style>
    <style:style style:name="MT3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MT4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MT5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7.844cm" svg:height="4.41cm" svg:x="1cm" svg:y="3.525cm" draw:page-number="1"/>
      <draw:page-thumbnail draw:layer="backgroundobjects" svg:width="7.844cm" svg:height="4.41cm" svg:x="1cm" svg:y="11.289cm"/>
      <draw:page-thumbnail draw:layer="backgroundobjects" svg:width="7.844cm" svg:height="4.41cm" svg:x="1cm" svg:y="19.053cm"/>
      <draw:page-thumbnail draw:layer="backgroundobjects" svg:width="7.844cm" svg:height="4.41cm" svg:x="9.845cm" svg:y="3.525cm"/>
      <draw:page-thumbnail draw:layer="backgroundobjects" svg:width="7.844cm" svg:height="4.41cm" svg:x="9.845cm" svg:y="11.289cm"/>
      <draw:page-thumbnail draw:layer="backgroundobjects" svg:width="7.844cm" svg:height="4.41cm" svg:x="9.845cm" svg:y="19.053cm"/>
      <draw:frame draw:style-name="Mgr1" draw:text-style-name="MP1" draw:layer="backgroundobjects" svg:width="8.11cm" svg:height="1.3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cm" svg:height="1.348cm" svg:x="10.57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cm" svg:height="1.348cm" svg:x="0cm" svg:y="25.64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cm" svg:height="1.348cm" svg:x="10.579cm" svg:y="25.64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30.67cm" svg:height="2.087cm" svg:x="0.758cm" svg:y="0.331cm" presentation:class="title" presentation:placeholder="true">
        <draw:text-box/>
      </draw:frame>
      <draw:frame presentation:style-name="Default-outline1" draw:layer="backgroundobjects" svg:width="30.692cm" svg:height="11.88cm" svg:x="0.758cm" svg:y="2.614cm" presentation:class="outline" presentation:placeholder="true">
        <draw:text-box/>
      </draw:frame>
      <draw:frame draw:style-name="Mgr3" draw:text-style-name="MP3" draw:layer="backgroundobjects" svg:width="6.862cm" svg:height="1.918cm" svg:x="25.166cm" svg:y="16.131cm">
        <draw:image xlink:href="Pictures/1000020000000190000000D252222BA1.png" xlink:type="simple" xlink:show="embed" xlink:actuate="onLoad">
          <text:p/>
        </draw:image>
      </draw:frame>
      <draw:frame presentation:style-name="Mpr1" draw:text-style-name="MP5" draw:layer="backgroundobjects" svg:width="0.935cm" svg:height="0.551cm" svg:x="13.457cm" svg:y="17.057cm" presentation:class="footer">
        <draw:text-box>
          <text:p text:style-name="MP4"><text:span text:style-name="MT2"><text:page-number>&lt;number&gt;</text:page-number></text:span></text:p>
        </draw:text-box>
      </draw:frame>
      <draw:frame draw:style-name="Mgr4" draw:text-style-name="MP3" draw:layer="backgroundobjects" svg:width="7.202cm" svg:height="0.926cm" svg:x="0.758cm" svg:y="16.66cm">
        <draw:image xlink:href="Pictures/1000020100000320000000679743B967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5" draw:text-style-name="MP6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6.805cm" svg:height="9.455cm" svg:x="0.943cm" svg:y="2.346cm" presentation:class="page"/>
      </presentation:notes>
    </style:master-page>
    <style:master-page style:name="Title1" style:page-layout-name="PM1" draw:style-name="Mdp2">
      <draw:frame presentation:style-name="Title1-title" draw:layer="backgroundobjects" svg:width="22.939cm" svg:height="5.694cm" svg:x="0.599cm" svg:y="4.131cm" presentation:class="title" presentation:placeholder="true">
        <draw:text-box/>
      </draw:frame>
      <draw:frame presentation:style-name="Mpr2" draw:text-style-name="MP5" draw:layer="backgroundobjects" svg:width="13.683cm" svg:height="0.551cm" svg:x="1.891cm" svg:y="17.126cm" presentation:class="footer">
        <draw:text-box>
          <text:p text:style-name="MP4"><text:span text:style-name="MT3"><presentation:footer/></text:span></text:p>
        </draw:text-box>
      </draw:frame>
      <draw:custom-shape draw:style-name="Mgr6" draw:text-style-name="MP8" draw:layer="backgroundobjects" svg:width="9.838cm" svg:height="0.768cm" svg:x="0.692cm" svg:y="16.466cm">
        <text:p text:style-name="MP7"><text:span text:style-name="MT4">Company Confidential</text:span></text:p>
        <draw:enhanced-geometry svg:viewBox="0 0 21600 21600" draw:type="mso-spt202" draw:enhanced-path="M 0 0 L 21600 0 21600 21600 0 21600 0 0 Z N"/>
      </draw:custom-shape>
      <draw:g>
        <draw:frame draw:style-name="Mgr4" draw:text-style-name="MP3" draw:layer="backgroundobjects" svg:width="3.841cm" svg:height="0.496cm" svg:x="27.261cm" svg:y="8.502cm">
          <draw:image xlink:href="Pictures/10000201000001860000003E23029A84.png" xlink:type="simple" xlink:show="embed" xlink:actuate="onLoad">
            <text:p/>
          </draw:image>
        </draw:frame>
        <draw:custom-shape draw:style-name="Mgr7" draw:text-style-name="MP8" draw:layer="backgroundobjects" svg:width="5.652cm" svg:height="1.958cm" svg:x="26.353cm" svg:y="7.774cm">
          <text:p/>
          <draw:enhanced-geometry svg:viewBox="0 0 21600 21600" draw:type="rectangle" draw:enhanced-path="M 0 0 L 21600 0 21600 21600 0 21600 0 0 Z N"/>
        </draw:custom-shape>
      </draw:g>
      <draw:frame presentation:style-name="Mpr3" draw:text-style-name="MP10" draw:layer="backgroundobjects" svg:width="1.208cm" svg:height="0.599cm" svg:x="0.697cm" svg:y="17.11cm" presentation:class="page-number">
        <draw:text-box>
          <text:p text:style-name="MP9"><text:span text:style-name="MT5"><text:page-number>&lt;number&gt;</text:page-number></text:span></text:p>
        </draw:text-box>
      </draw:frame>
      <presentation:notes style:page-layout-name="PM0">
        <draw:rect draw:style-name="Mgr5" draw:text-style-name="MP6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6.805cm" svg:height="9.455cm" svg:x="0.943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Slide 1</dc:title>
    <meta:initial-creator>Vainio Anna-Marja</meta:initial-creator>
    <meta:creation-date>2009-09-28T11:52:17</meta:creation-date>
    <dc:creator>Zeeshan (Khattak)</dc:creator>
    <dc:date>2009-10-07T00:59:30</dc:date>
    <meta:print-date>1998-09-04T11:04:32</meta:print-date>
    <meta:editing-cycles>48</meta:editing-cycles>
    <meta:editing-duration>PT04H09M22S</meta:editing-duration>
    <meta:generator>OpenOffice.org/3.1$Linux OpenOffice.org_project/310m19$Build-9420</meta:generator>
    <meta:document-statistic meta:object-count="62"/>
  </office:meta>
</office:document-meta>
</file>